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officeooo:rsid="0010444e" officeooo:paragraph-rsid="0010444e"/>
    </style:style>
    <style:style style:name="P2" style:family="paragraph" style:parent-style-name="Standard">
      <style:paragraph-properties fo:text-align="start" style:justify-single-word="false"/>
      <style:text-properties style:font-name="Ubuntu" officeooo:rsid="0010444e" officeooo:paragraph-rsid="0010444e"/>
    </style:style>
    <style:style style:name="P3" style:family="paragraph" style:parent-style-name="Standard">
      <style:paragraph-properties fo:text-align="center" style:justify-single-word="false"/>
      <style:text-properties style:font-name="Ubuntu" fo:font-weight="bold" officeooo:rsid="0010444e" officeooo:paragraph-rsid="0010444e" style:font-weight-asian="bold" style:font-weight-complex="bold"/>
    </style:style>
    <style:style style:name="P4" style:family="paragraph" style:parent-style-name="Standard">
      <style:paragraph-properties fo:text-align="start" style:justify-single-word="false"/>
      <style:text-properties fo:color="#1c1c1c" style:font-name="Ubuntu" fo:font-size="11pt" officeooo:rsid="0010444e" officeooo:paragraph-rsid="0010444e" style:font-size-asian="9.60000038146973pt" style:font-size-complex="11pt"/>
    </style:style>
    <style:style style:name="P5" style:family="paragraph" style:parent-style-name="Standard">
      <style:paragraph-properties fo:text-align="start" style:justify-single-word="false"/>
      <style:text-properties fo:color="#1c1c1c" style:font-name="Ubuntu" officeooo:rsid="0010444e" officeooo:paragraph-rsid="0010444e"/>
    </style:style>
    <style:style style:name="P6" style:family="paragraph" style:parent-style-name="Standard">
      <style:paragraph-properties fo:text-align="start" style:justify-single-word="false"/>
      <style:text-properties fo:color="#1c1c1c" style:font-name="Ubuntu" officeooo:rsid="00110b76" officeooo:paragraph-rsid="00110b76"/>
    </style:style>
    <style:style style:name="P7" style:family="paragraph" style:parent-style-name="Standard">
      <style:paragraph-properties fo:text-align="center" style:justify-single-word="false"/>
      <style:text-properties fo:color="#666666" style:font-name="Ubuntu" fo:font-size="26pt" fo:font-weight="bold" officeooo:rsid="0010444e" officeooo:paragraph-rsid="0010444e" style:font-size-asian="26pt" style:font-weight-asian="bold" style:font-size-complex="26pt" style:font-weight-complex="bold"/>
    </style:style>
    <style:style style:name="P8" style:family="paragraph" style:parent-style-name="Footer">
      <style:text-properties fo:color="#808080" style:font-name="Ubuntu" officeooo:rsid="0010444e" officeooo:paragraph-rsid="0010444e"/>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officeooo:rsid="00110b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7">PRÁCTICA 7</text:p>
      <text:p text:style-name="P7"/>
      <text:p text:style-name="P3">CUESTIONES EXTRA A LA PRÁCTICA</text:p>
      <text:p text:style-name="P1"/>
      <text:p text:style-name="P1"/>
      <text:p text:style-name="P1"/>
      <text:p text:style-name="P1"/>
      <text:p text:style-name="P2"><text:span text:style-name="T2">a.</text:span><text:span text:style-name="T1"> </text:span>Si la práctica exigiese que cada forma mantuviese los atributos originales (color, grosor relleno, etc.) con los que se dibujó, ¿serviría el enfoque actual de tu práctica? En caso negativo, ¿de qué forma habría que reenfocarla?</text:p>
      <text:p text:style-name="P2"/>
      <text:p text:style-name="P4"><text:tab/>Si cada forma tuviera que tener todos esos atributos <text:s/>se podría hacer algo con el enfoque actual. Se podría crear un vector de estilos asociado al de figuras <text:s/>pero no sería una solución ni eficiente ni elegante por lo que podría llegar a engorronar el código. </text:p>
      <text:p text:style-name="P4">La solución más clara sería definir lo que ya vamos necesitando desde prácticas anteriores, clases propias con una estructura más o menos bien definida donde cada una sea una forma concreta y si comparten atributos se consideraría herencia para que de una forma simple después se pudiera acceder a esas formas, además estas deberían compartir métodos para no tener que fijarnos en el tipo de forma para hacer determinadas operaciones.</text:p>
      <text:p text:style-name="P4"/>
      <text:p text:style-name="P4">Este diseño puede hacerse de diversas formas y habría que hacer un planteamiento correcto aunque sabiendo que más adelante podremos necesitar modificarlo.</text:p>
      <text:p text:style-name="P2"/>
      <text:p text:style-name="P2"/>
      <text:p text:style-name="P2"><text:span text:style-name="T2">b.</text:span> Al margen de la cuestión anterior, y centrándonos exclusivamente en los aspectos</text:p>
      <text:p text:style-name="P2">geométricos, ¿qué opinas sobre el diseño de las clases Shape? ¿son sus métodos adecuados o introducirías mejoras?</text:p>
      <text:p text:style-name="P2"/>
      <text:p text:style-name="P5"><text:tab/>Como muchas veces se ha comentado en clase los diseñadores de Sun no fueron todo lo competentes que cabría esperar cuando hicieron el diseño pese a que se mejoró algo la versión anterior (ahora por lo menos hay objetos). La clase Shape no estaría mal si todos los métodos compartieran los mismo métodos y no sólo incluyeran la información geométrica sino también información de estilo. <text:s/>Además hay cosas que no tienen sentido como implementar un método contains para la clase Line2D sabiendo que siempre devolverá false porque esta figura no tiene área, cuando hubiera sido mucho más fácil implementar una versión que <text:span text:style-name="T3">ya contemplara la proximidad del punto pasado a la linea en cuestión.</text:span></text:p>
      <text:p text:style-name="P6">Como estas otras cuestiones hacen que el programador tenga que estar reparando y haciendo mejoras a un código que flaquea en algunos sentidos, por lo que tendremos que trabajar en introducir mejoras que palíen estas deficiencias para aprovechar mucho mejor las clases de Java2D en nuestros progra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808080" style:font-name="Ubuntu" officeooo:rsid="0010444e" officeooo:paragraph-rsid="0010444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an Antonio Fernández Sánche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1:14:16.063612063</meta:creation-date>
    <dc:date>2015-04-22T11:35:12.218210664</dc:date>
    <meta:editing-duration>PT5M26S</meta:editing-duration>
    <meta:editing-cycles>1</meta:editing-cycles>
    <meta:document-statistic meta:table-count="0" meta:image-count="0" meta:object-count="0" meta:page-count="1" meta:paragraph-count="11" meta:word-count="377" meta:character-count="2338" meta:non-whitespace-character-count="1961"/>
    <meta:generator>LibreOffice/4.2.7.2$Linux_X86_64 LibreOffice_project/420m0$Build-2</meta:generator>
  </office:meta>
</office:document-meta>
</file>